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d6194"/>
    </style:style>
    <style:style style:name="P2" style:family="paragraph" style:parent-style-name="Standard">
      <style:text-properties officeooo:paragraph-rsid="000eedfc"/>
    </style:style>
    <style:style style:name="P3" style:family="paragraph" style:parent-style-name="Standard">
      <style:text-properties officeooo:rsid="00093c36" officeooo:paragraph-rsid="000eedfc"/>
    </style:style>
    <style:style style:name="P4" style:family="paragraph" style:parent-style-name="Standard">
      <style:text-properties fo:font-weight="normal" officeooo:rsid="000a9b84" officeooo:paragraph-rsid="000eedfc" style:font-weight-asian="normal" style:font-weight-complex="normal"/>
    </style:style>
    <style:style style:name="P5" style:family="paragraph" style:parent-style-name="Standard">
      <style:text-properties fo:font-weight="normal" officeooo:rsid="000adfdd" officeooo:paragraph-rsid="000eedfc" style:font-weight-asian="normal" style:font-weight-complex="normal"/>
    </style:style>
    <style:style style:name="P6" style:family="paragraph" style:parent-style-name="Standard">
      <style:text-properties fo:font-weight="normal" officeooo:rsid="000e9e7c" officeooo:paragraph-rsid="000eedfc" style:font-weight-asian="normal" style:font-weight-complex="normal"/>
    </style:style>
    <style:style style:name="P7" style:family="paragraph" style:parent-style-name="Standard">
      <style:text-properties fo:font-weight="normal" officeooo:rsid="000edb93" officeooo:paragraph-rsid="000eedfc" style:font-weight-asian="normal" style:font-weight-complex="normal"/>
    </style:style>
    <style:style style:name="P8" style:family="paragraph" style:parent-style-name="Standard">
      <style:text-properties fo:language="zxx" fo:country="none" officeooo:rsid="000ef69b" officeooo:paragraph-rsid="000eedfc" style:language-asian="zxx" style:country-asian="none" style:language-complex="zxx" style:country-complex="none"/>
    </style:style>
    <style:style style:name="P9" style:family="paragraph" style:parent-style-name="Standard">
      <style:text-properties fo:language="zxx" fo:country="none" officeooo:rsid="0010344e" officeooo:paragraph-rsid="000eedfc" style:language-asian="zxx" style:country-asian="none" style:language-complex="zxx" style:country-complex="none"/>
    </style:style>
    <style:style style:name="P10" style:family="paragraph" style:parent-style-name="Standard">
      <style:text-properties fo:language="zxx" fo:country="none" officeooo:paragraph-rsid="000eedfc" style:language-asian="zxx" style:country-asian="none" style:language-complex="zxx" style:country-complex="none"/>
    </style:style>
    <style:style style:name="P11" style:family="paragraph" style:parent-style-name="Standard">
      <style:text-properties fo:language="zxx" fo:country="none" fo:font-weight="normal" officeooo:rsid="0010344e" officeooo:paragraph-rsid="000eedfc" style:language-asian="zxx" style:country-asian="none" style:font-weight-asian="normal" style:language-complex="zxx" style:country-complex="none" style:font-weight-complex="normal"/>
    </style:style>
    <style:style style:name="P12" style:family="paragraph" style:parent-style-name="Standard">
      <style:text-properties fo:language="zxx" fo:country="none" fo:font-weight="normal" officeooo:rsid="00111fc0" officeooo:paragraph-rsid="000eedfc" style:language-asian="zxx" style:country-asian="none" style:font-weight-asian="normal" style:language-complex="zxx" style:country-complex="none" style:font-weight-complex="normal"/>
    </style:style>
    <style:style style:name="P13" style:family="paragraph" style:parent-style-name="Standard">
      <style:text-properties officeooo:rsid="0005dd51" officeooo:paragraph-rsid="000eedfc"/>
    </style:style>
    <style:style style:name="P14" style:family="paragraph" style:parent-style-name="Standard">
      <style:text-properties officeooo:rsid="0006e088" officeooo:paragraph-rsid="000eedfc"/>
    </style:style>
    <style:style style:name="P15" style:family="paragraph" style:parent-style-name="Standard">
      <style:text-properties officeooo:rsid="00085b9f" officeooo:paragraph-rsid="000eedfc"/>
    </style:style>
    <style:style style:name="P16" style:family="paragraph" style:parent-style-name="Standard">
      <style:paragraph-properties fo:padding-left="0in" fo:padding-right="0in" fo:padding-top="0.0138in" fo:padding-bottom="0.0138in" fo:border-left="none" fo:border-right="none" fo:border-top="1.5pt solid #00000a" fo:border-bottom="1.5pt solid #00000a"/>
      <style:text-properties officeooo:paragraph-rsid="000d6194"/>
    </style:style>
    <style:style style:name="P17" style:family="paragraph" style:parent-style-name="Standard">
      <style:paragraph-properties fo:padding-left="0in" fo:padding-right="0in" fo:padding-top="0.0138in" fo:padding-bottom="0.0138in" fo:border-left="none" fo:border-right="none" fo:border-top="1.5pt solid #00000a" fo:border-bottom="1.5pt solid #00000a"/>
      <style:text-properties officeooo:paragraph-rsid="000eedfc"/>
    </style:style>
    <style:style style:name="P18" style:family="paragraph" style:parent-style-name="Standard">
      <style:paragraph-properties fo:padding-left="0in" fo:padding-right="0in" fo:padding-top="0in" fo:padding-bottom="0.0138in" fo:border-left="none" fo:border-right="none" fo:border-top="none" fo:border-bottom="1.5pt solid #00000a"/>
      <style:text-properties officeooo:paragraph-rsid="000d6194"/>
    </style:style>
    <style:style style:name="P19" style:family="paragraph" style:parent-style-name="Standard">
      <style:paragraph-properties fo:padding-left="0in" fo:padding-right="0in" fo:padding-top="0in" fo:padding-bottom="0.0138in" fo:border-left="none" fo:border-right="none" fo:border-top="none" fo:border-bottom="1.5pt solid #00000a"/>
      <style:text-properties officeooo:paragraph-rsid="000eedfc"/>
    </style:style>
    <style:style style:name="P20" style:family="paragraph" style:parent-style-name="Standard" style:master-page-name="Standard">
      <style:paragraph-properties fo:text-align="center" style:justify-single-word="false" style:page-number="auto"/>
      <style:text-properties officeooo:paragraph-rsid="000d6194"/>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0d6194"/>
    </style:style>
    <style:style style:name="P2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93c36" officeooo:paragraph-rsid="000eedfc"/>
    </style:style>
    <style:style style:name="P2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0a9b84" officeooo:paragraph-rsid="000eedfc" style:font-weight-asian="normal" style:font-weight-complex="normal"/>
    </style:style>
    <style:style style:name="P2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0adfdd" officeooo:paragraph-rsid="000eedfc" style:font-weight-asian="normal" style:font-weight-complex="normal"/>
    </style:style>
    <style:style style:name="P2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0edb93" officeooo:paragraph-rsid="000eedfc" style:font-weight-asian="normal" style:font-weight-complex="normal"/>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zxx" fo:country="none" officeooo:rsid="000ef69b" officeooo:paragraph-rsid="000eedfc" style:language-asian="zxx" style:country-asian="none" style:language-complex="zxx" style:country-complex="none"/>
    </style:style>
    <style:style style:name="P27"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zxx" fo:country="none" officeooo:rsid="0010344e" officeooo:paragraph-rsid="000eedfc" style:language-asian="zxx" style:country-asian="none" style:language-complex="zxx" style:country-complex="none"/>
    </style:style>
    <style:style style:name="P28"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zxx" fo:country="none" fo:font-weight="normal" officeooo:rsid="0010344e" officeooo:paragraph-rsid="000eedfc" style:language-asian="zxx" style:country-asian="none" style:font-weight-asian="normal" style:language-complex="zxx" style:country-complex="none" style:font-weight-complex="normal"/>
    </style:style>
    <style:style style:name="P29"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zxx" fo:country="none" fo:font-weight="normal" officeooo:rsid="00111fc0" officeooo:paragraph-rsid="000eedfc" style:language-asian="zxx" style:country-asian="none" style:font-weight-asian="normal" style:language-complex="zxx" style:country-complex="none" style:font-weight-complex="normal"/>
    </style:style>
    <style:style style:name="P3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5dd51" officeooo:paragraph-rsid="000eedfc"/>
    </style:style>
    <style:style style:name="P3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6e088" officeooo:paragraph-rsid="000eedfc"/>
    </style:style>
    <style:style style:name="P3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85b9f" officeooo:paragraph-rsid="000eedfc"/>
    </style:style>
    <style:style style:name="P33" style:family="paragraph" style:parent-style-name="Standard">
      <style:paragraph-properties fo:margin-top="0in" fo:margin-bottom="0.111in" loext:contextual-spacing="false" fo:line-height="105%" fo:text-align="start" style:justify-single-word="false" fo:orphans="2" fo:widows="2" style:writing-mode="lr-tb"/>
      <style:text-properties fo:font-weight="normal" officeooo:rsid="000adfdd" officeooo:paragraph-rsid="000eedfc" style:font-weight-asian="normal" style:font-weight-complex="normal"/>
    </style:style>
    <style:style style:name="P34" style:family="paragraph" style:parent-style-name="Standard">
      <style:paragraph-properties fo:margin-top="0in" fo:margin-bottom="0.111in" loext:contextual-spacing="false" fo:line-height="105%" fo:text-align="start" style:justify-single-word="false" fo:orphans="2" fo:widows="2" style:writing-mode="lr-tb"/>
      <style:text-properties fo:font-weight="normal" officeooo:rsid="000edb93" officeooo:paragraph-rsid="000eedfc" style:font-weight-asian="normal" style:font-weight-complex="normal"/>
    </style:style>
    <style:style style:name="P35" style:family="paragraph" style:parent-style-name="Standard">
      <style:paragraph-properties fo:margin-top="0in" fo:margin-bottom="0.111in" loext:contextual-spacing="false" fo:line-height="105%" fo:text-align="start" style:justify-single-word="false" fo:orphans="2" fo:widows="2" style:writing-mode="lr-tb"/>
      <style:text-properties fo:language="zxx" fo:country="none" fo:font-weight="normal" officeooo:rsid="00085b9f" officeooo:paragraph-rsid="000eedfc" style:language-asian="zxx" style:country-asian="none" style:font-weight-asian="normal" style:language-complex="zxx" style:country-complex="none" style:font-weight-complex="normal"/>
    </style:style>
    <style:style style:name="P36" style:family="paragraph" style:parent-style-name="Standard">
      <style:paragraph-properties fo:margin-top="0in" fo:margin-bottom="0.111in" loext:contextual-spacing="false" fo:line-height="105%" fo:text-align="start" style:justify-single-word="false" fo:orphans="2" fo:widows="2" fo:padding-left="0in" fo:padding-right="0in" fo:padding-top="0in" fo:padding-bottom="0.0291in" fo:border-left="none" fo:border-right="none" fo:border-top="none" fo:border-bottom="0.06pt solid #000000" style:writing-mode="lr-tb" style:join-border="false"/>
      <style:text-properties fo:language="zxx" fo:country="none" fo:font-weight="normal" officeooo:rsid="00111fc0" officeooo:paragraph-rsid="000eedfc" style:language-asian="zxx" style:country-asian="none" style:font-weight-asian="normal" style:language-complex="zxx" style:country-complex="none" style:font-weight-complex="normal"/>
    </style:style>
    <style:style style:name="P37" style:family="paragraph" style:parent-style-name="Standard">
      <style:paragraph-properties fo:padding-left="0in" fo:padding-right="0in" fo:padding-top="0.0138in" fo:padding-bottom="0.0138in" fo:border-left="none" fo:border-right="none" fo:border-top="0.74pt solid #00000a" fo:border-bottom="0.74pt solid #00000a"/>
      <style:text-properties officeooo:paragraph-rsid="000eedfc"/>
    </style:style>
    <style:style style:name="P38" style:family="paragraph" style:parent-style-name="Standard">
      <style:paragraph-properties fo:padding-left="0in" fo:padding-right="0in" fo:padding-top="0in" fo:padding-bottom="0.0138in" fo:border-left="none" fo:border-right="none" fo:border-top="none" fo:border-bottom="0.74pt solid #00000a"/>
      <style:text-properties officeooo:paragraph-rsid="000eedfc"/>
    </style:style>
    <style:style style:name="P39" style:family="paragraph" style:parent-style-name="Standard">
      <style:paragraph-properties fo:margin-left="1.5in" fo:margin-right="0in" fo:text-indent="-1.5in" style:auto-text-indent="false" fo:padding-left="0in" fo:padding-right="0in" fo:padding-top="0in" fo:padding-bottom="0.0138in" fo:border-left="none" fo:border-right="none" fo:border-top="none" fo:border-bottom="0.74pt solid #00000a"/>
      <style:text-properties officeooo:paragraph-rsid="000eedfc"/>
    </style:style>
    <style:style style:name="P40" style:family="paragraph" style:parent-style-name="Standard">
      <style:paragraph-properties fo:margin-left="1.5in" fo:margin-right="0in" fo:text-indent="-1.5in" style:auto-text-indent="false" fo:padding-left="0in" fo:padding-right="0in" fo:padding-top="0.0138in" fo:padding-bottom="0.0138in" fo:border-left="none" fo:border-right="none" fo:border-top="0.74pt solid #00000a" fo:border-bottom="0.74pt solid #00000a"/>
      <style:text-properties officeooo:paragraph-rsid="000eedfc"/>
    </style:style>
    <style:style style:name="P41" style:family="paragraph" style:parent-style-name="Standard">
      <style:paragraph-properties fo:margin-left="1in" fo:margin-right="0in" fo:text-indent="-1in" style:auto-text-indent="false"/>
      <style:text-properties officeooo:paragraph-rsid="000eedf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a9b84" style:font-weight-asian="bold" style:font-weight-complex="bold"/>
    </style:style>
    <style:style style:name="T4" style:family="text">
      <style:text-properties fo:font-weight="bold" officeooo:rsid="000edb93" style:font-weight-asian="bold" style:font-weight-complex="bold"/>
    </style:style>
    <style:style style:name="T5" style:family="text">
      <style:text-properties fo:font-weight="bold" officeooo:rsid="00093c36" style:font-weight-asian="bold" style:font-weight-complex="bold"/>
    </style:style>
    <style:style style:name="T6" style:family="text">
      <style:text-properties style:font-style-complex="italic"/>
    </style:style>
    <style:style style:name="T7" style:family="text">
      <style:text-properties officeooo:rsid="000edb93"/>
    </style:style>
    <style:style style:name="T8" style:family="text">
      <style:text-properties officeooo:rsid="000adfdd"/>
    </style:style>
    <style:style style:name="T9" style:family="text">
      <style:text-properties officeooo:rsid="0012bebb"/>
    </style:style>
    <style:style style:name="T10" style:family="text">
      <style:text-properties fo:font-weight="normal" style:font-weight-asian="normal" style:font-weight-complex="normal"/>
    </style:style>
    <style:style style:name="T11" style:family="text">
      <style:text-properties fo:font-weight="normal" officeooo:rsid="000edb93" style:font-weight-asian="normal" style:font-weight-complex="normal"/>
    </style:style>
    <style:style style:name="T12" style:family="text">
      <style:text-properties fo:font-weight="normal" officeooo:rsid="00085b9f" style:font-weight-asian="normal" style:font-weight-complex="normal"/>
    </style:style>
    <style:style style:name="T13" style:family="text">
      <style:text-properties officeooo:rsid="00111f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4 Entity, Boundary, Control</text:p>
      <text:p text:style-name="P1"/>
      <text:p text:style-name="P1">Use case: <text:span text:style-name="T2">Registrazione</text:span></text:p>
      <text:p text:style-name="P1"/>
      <text:p text:style-name="P1"><text:span text:style-name="T2">Entity</text:span>:</text:p>
      <text:p text:style-name="P16">Utente <text:s text:c="11"/><text:tab/><text:tab/><text:tab/>Persona intenzionata alla registrazione nel sistema</text:p>
      <text:p text:style-name="P1"/>
      <text:p text:style-name="P18"><text:span text:style-name="T2">Boundary</text:span>:</text:p>
      <text:p text:style-name="P1">BottoneInizioRegistrazione <text:s text:c="2"/>Bottone utilizzato da Utente per iniziare la procedura di registrazione.</text:p>
      <text:p text:style-name="P1">ModuloRegistrazione <text:s text:c="4"/><text:tab/>Form da compilare per la registrazione, comprendente Dati anagrafici, <text:tab/><text:tab/><text:tab/><text:tab/>email, titolo di studio, professione. Viene presentato all’entità Utente <text:tab/><text:tab/><text:tab/><text:tab/>quando viene selezionata la funzione “Registrazione”. <text:s text:c="147"/></text:p>
      <text:p text:style-name="P18">BottoneFineRegistrazione <text:s text:c="4"/>Bottone utilizzato da Utente per terminare la procedura di <text:tab/><text:tab/><text:tab/><text:tab/><text:tab/><text:tab/>Registrazione.</text:p>
      <text:p text:style-name="P18">Homepage <text:s text:c="29"/>Homepage del sistema.</text:p>
      <text:p text:style-name="P1"/>
      <text:p text:style-name="P1"/>
      <text:p text:style-name="P16"><text:span text:style-name="T2">Control</text:span>:</text:p>
      <text:p text:style-name="P18">RegistrazioneControl <text:s text:c="2"/><text:tab/>Viene creato quando l’utente selezona BottoneInizioRegistrazione e <text:tab/><text:tab/><text:tab/><text:tab/>presenta a Utente un ModuloRegistrazione. Attende la sua <text:tab/><text:tab/><text:tab/><text:tab/><text:tab/><text:tab/>compilazione e, nel caso vengano rispettati tutti i vincoli nel campo, <text:tab/><text:tab/><text:tab/><text:tab/>registra i dati nel Database e <text:s/>reindirizza l’utente a Homepage. In caso <text:tab/><text:tab/><text:tab/><text:tab/>contrario, invece, visualizza un messaggio di errore.</text:p>
      <text:p text:style-name="P1"/>
      <text:p text:style-name="P1"/>
      <text:p text:style-name="P1"/>
      <text:p text:style-name="P1"/>
      <text:p text:style-name="P1"/>
      <text:p text:style-name="P1"/>
      <text:p text:style-name="P1"/>
      <text:p text:style-name="P1">Use Case: <text:span text:style-name="T2">Login</text:span></text:p>
      <text:p text:style-name="P1"/>
      <text:p text:style-name="P1"/>
      <text:p text:style-name="P1"><text:span text:style-name="T2">Entity</text:span>:</text:p>
      <text:p text:style-name="P16">Utente <text:s text:c="14"/><text:tab/><text:tab/> Persona intenzionata a fare il login nel sistema.</text:p>
      <text:p text:style-name="P1"/>
      <text:p text:style-name="P18"><text:span text:style-name="T2">Boundary</text:span>:</text:p>
      <text:p text:style-name="P1">ModuloLogin <text:s text:c="15"/><text:tab/> Modulo per il login con campi di email e password.</text:p>
      <text:p text:style-name="P18">BottoneFineLogin <text:s text:c="7"/><text:tab/> Bottone utilizzato da Utente per terminare il login. </text:p>
      <text:p text:style-name="P1"/>
      <text:p text:style-name="P18"><text:span text:style-name="T2">Control</text:span>:</text:p>
      <text:p text:style-name="P21">LoginControl: <text:s text:c="13"/><text:tab/>Viene creato quando Utente seleziona BottoneFineLogin, controlla i <text:tab/><text:tab/><text:tab/><text:tab/>dati inseriti In ModuloLogin e, se trova una corrispondenza nel <text:tab/><text:tab/><text:tab/><text:tab/><text:tab/>database, lo reindirizza nella Homepage, altrimenti visualizza un <text:tab/><text:tab/><text:tab/><text:tab/><text:tab/>messaggio di errore.</text:p>
      <text:p text:style-name="P1"/>
      <text:p text:style-name="P1"/>
      <text:p text:style-name="P1"/>
      <text:p text:style-name="P1"/>
      <text:p text:style-name="P1"/>
      <text:p text:style-name="P1"/>
      <text:p text:style-name="P1"/>
      <text:p text:style-name="P1"/>
      <text:p text:style-name="P1"/>
      <text:p text:style-name="P1"><text:soft-page-break/>Use Case: <text:span text:style-name="T2">Ricerca Tramite Metadati</text:span></text:p>
      <text:p text:style-name="P18"/>
      <text:p text:style-name="P18"/>
      <text:p text:style-name="P18"/>
      <text:p text:style-name="P18"><text:span text:style-name="T2">Entity</text:span>: </text:p>
      <text:p text:style-name="P1">Utente <text:s text:c="20"/><text:tab/>Utente intenzionato a fare una ricerca nel sistema.</text:p>
      <text:p text:style-name="P18">Library <text:s text:c="20"/><text:tab/>Biblioteca di manoscritti</text:p>
      <text:p text:style-name="P1"/>
      <text:p text:style-name="P18"><text:span text:style-name="T2"/></text:p>
      <text:p text:style-name="P18"><text:span text:style-name="T2"/></text:p>
      <text:p text:style-name="P18"><text:span text:style-name="T2">Boundary</text:span>:</text:p>
      <text:p text:style-name="P1"/>
      <text:p text:style-name="P1">BarraDiRicerca <text:s text:c="9"/>La barra di ricerca in cui verranno inseriti i metadati.</text:p>
      <text:p text:style-name="P18">TastoCerca <text:s text:c="16"/>Bottone utilizzato per cercare nella Library.</text:p>
      <text:p text:style-name="P1"/>
      <text:p text:style-name="P18"><text:span text:style-name="T2"/></text:p>
      <text:p text:style-name="P18"><text:span text:style-name="T2"/></text:p>
      <text:p text:style-name="P18"><text:span text:style-name="T2">Control</text:span>:</text:p>
      <text:p text:style-name="P1"/>
      <text:p text:style-name="P1">RicercaControl: <text:s text:c="7"/>Viene creato alla pressione di TastoCerca e seleziona dal database le opere che</text:p>
      <text:p text:style-name="P18"><text:s text:c="36"/>Rispettano i metadati inseriti in BarraDiRicerca, visualizzandole a schermo.</text:p>
      <text:p text:style-name="P2"/>
      <text:p text:style-name="P2"/>
      <text:p text:style-name="P2"/>
      <text:p text:style-name="P2"/>
      <text:p text:style-name="P2"/>
      <text:p text:style-name="P2"/>
      <text:p text:style-name="P2">Use case: <text:span text:style-name="T1">Visualizzazione Pagine</text:span></text:p>
      <text:p text:style-name="P2"/>
      <text:p text:style-name="P2"><text:span text:style-name="T1">Entity</text:span>:</text:p>
      <text:p text:style-name="P17">Utente <text:s text:c="8"/><text:tab/><text:tab/> Persona che vuole scorrere tra le opere nella biblioteca</text:p>
      <text:p text:style-name="P2"/>
      <text:p text:style-name="P19"><text:span text:style-name="T1">Boundary</text:span>:</text:p>
      <text:p text:style-name="P2"><text:span text:style-name="T6">BottoneAvanti<text:tab/><text:tab/></text:span>Bottone utilizzato per andare in avanti con le pagine.</text:p>
      <text:p text:style-name="P2">BottoneIndietro<text:tab/>Bottone utilizzato per andare indietro con le pagine.</text:p>
      <text:p text:style-name="P19">Homepage <text:s text:c="17"/>Homepage del sistema.</text:p>
      <text:p text:style-name="P2"/>
      <text:p text:style-name="P2"/>
      <text:p text:style-name="P17"><text:span text:style-name="T1">Control</text:span>:</text:p>
      <text:p text:style-name="P19"><text:s/>PaginaControl <text:tab/>Si occupa di cambiare le pagine quando Utente preme <text:tab/><text:tab/><text:tab/><text:tab/><text:tab/><text:tab/>BottoneAvanti o BottoneIndietro. </text:p>
      <text:p text:style-name="P19"><text:s text:c="4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Use Case: <text:span text:style-name="T1">Candidarsi come trascrittore</text:span></text:p>
      <text:p text:style-name="P2"><text:s/></text:p>
      <text:p text:style-name="P2"><text:span text:style-name="T1">Entity</text:span>:</text:p>
      <text:p text:style-name="P37">Utente<text:tab/><text:tab/><text:tab/>Persona che vuole fare richiesta per essere un trascrittore.</text:p>
      <text:p text:style-name="P2"/>
      <text:p text:style-name="P38"><text:span text:style-name="T1">Boundary</text:span>:</text:p>
      <text:p text:style-name="P2">BottoneForm<text:tab/><text:tab/>Bottone utilizzato per accedere al form per fare richiesta.</text:p>
      <text:p text:style-name="P38">BottoneInvia<text:tab/><text:tab/>Bottone utilizzato per confermare l’invio del form.</text:p>
      <text:p text:style-name="P38">BottoneAnnulla<text:tab/>Bottone utilizzato per tornare alla home page.</text:p>
      <text:p text:style-name="P39">FormRichiesta<text:tab/>Modula da compilare per fare richiesta, comprende dati anagrafici, titolo di studio, email.</text:p>
      <text:p text:style-name="P2"><text:s/></text:p>
      <text:p text:style-name="P2"><text:span text:style-name="T1">Control:</text:span></text:p>
      <text:p text:style-name="P40">FormControl<text:tab/>Alla pressione del tasto BottoneForm Utente viene reindirizzato al FormRichiesta che dovrà compilare. In seguito Utente potrà premere il tasto BottoneInvia per inviare la sua richiesta oppure il tasto BottoneAnnulla per tornare alla home page.</text:p>
      <text:p text:style-name="P41"/>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se Case: <text:span text:style-name="T1">Visualizzazione profilo</text:span></text:p>
      <text:p text:style-name="P2"/>
      <text:p text:style-name="P2"><text:span text:style-name="T1">Entity:</text:span></text:p>
      <text:p text:style-name="P37">Utente<text:tab/><text:tab/><text:tab/>Persona che vuole visualizzare il proprio profilo.</text:p>
      <text:p text:style-name="P2"/>
      <text:p text:style-name="P2"><text:span text:style-name="T1">Boundary</text:span>:</text:p>
      <text:p text:style-name="P37">BottoneProfilo<text:tab/>Tasto utilizzato per il reindirizzamento al profilo di Utente.</text:p>
      <text:p text:style-name="P2"/>
      <text:p text:style-name="P2"><text:span text:style-name="T1">Control</text:span>:</text:p>
      <text:p text:style-name="P37">ProfiloControl<text:tab/><text:tab/>Quando l’utente preme il tasto BottoneProfilo viene reindirizzato al sul <text:tab/><text:tab/><text:tab/><text:tab/>profilo dove può visualizzare i dati da lui inseriti nella fase di iscrizion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Use Case: <text:span text:style-name="T1">Download Opere</text:span></text:p>
      <text:p text:style-name="P2"/>
      <text:p text:style-name="P2"><text:span text:style-name="T1">Entity</text:span>:</text:p>
      <text:p text:style-name="P37">SuperUser<text:tab/><text:tab/>Utente con particolari privilegi che può effettuare il download di opere.</text:p>
      <text:p text:style-name="P2"/>
      <text:p text:style-name="P2"><text:span text:style-name="T1">Boundary</text:span>:</text:p>
      <text:p text:style-name="P37">BottoneDownload<text:tab/>Tasto utilizzato per scaricare l’opera selezionata da SuperUser.</text:p>
      <text:p text:style-name="P2"/>
      <text:p text:style-name="P2"><text:span text:style-name="T1">Control</text:span>:</text:p>
      <text:p text:style-name="P37">DownloadControl <text:tab/>Alla pressione del tasto BottoneDownload l’opera viene scaricata.<text:bookmark text:name="_GoBack"/></text:p>
      <text:p text:style-name="P2"/>
      <text:p text:style-name="P2"/>
      <text:p text:style-name="P3"/>
      <text:p text:style-name="P3"/>
      <text:p text:style-name="P3"/>
      <text:p text:style-name="P3"/>
      <text:p text:style-name="P3"/>
      <text:p text:style-name="P3">Use Case: <text:span text:style-name="T3">Upload Scansioni</text:span></text:p>
      <text:p text:style-name="P3"><text:span text:style-name="T2"/></text:p>
      <text:p text:style-name="P22"><text:span text:style-name="T2">Entity:</text:span></text:p>
      <text:p text:style-name="P4"/>
      <text:p text:style-name="P4">Pagina<text:tab/><text:tab/><text:tab/><text:tab/>Manoscritto scansionato.</text:p>
      <text:p text:style-name="P4"/>
      <text:p text:style-name="P4">Uploader<text:tab/><text:tab/><text:tab/>Persona incaricata <text:span text:style-name="T7">a</text:span> scansionare i manoscritti.</text:p>
      <text:p text:style-name="P23"/>
      <text:p text:style-name="P4"/>
      <text:p text:style-name="P4"/>
      <text:p text:style-name="P4"/>
      <text:p text:style-name="P23"><text:span text:style-name="T2">Boundary</text:span>:</text:p>
      <text:p text:style-name="P4"/>
      <text:p text:style-name="P4">CartellaUpload<text:tab/><text:tab/><text:span text:style-name="T8">C</text:span>artella dedicata alle scansioni dei manoscritti.</text:p>
      <text:p text:style-name="P4"/>
      <text:p text:style-name="P4">Upload<text:tab/><text:tab/><text:tab/><text:tab/>Bottone utilizzato per caricare una scansione.</text:p>
      <text:p text:style-name="P23"/>
      <text:p text:style-name="P4"/>
      <text:p text:style-name="P4"/>
      <text:p text:style-name="P23"><text:span text:style-name="T2">Control</text:span>:</text:p>
      <text:p text:style-name="P4"/>
      <text:p text:style-name="P23">UploadControl<text:tab/><text:tab/><text:span text:style-name="T8">Alla pressione nel tasto Upload l’Uploader avrà la possibilità di <text:tab/><text:tab/><text:tab/><text:tab/><text:tab/>inserire le Pagine nella CartellaUpload.</text:span></text:p>
      <text:p text:style-name="P4"/>
      <text:p text:style-name="P4"/>
      <text:p text:style-name="P4"/>
      <text:p text:style-name="P4"/>
      <text:p text:style-name="P4"/>
      <text:p text:style-name="P4"/>
      <text:p text:style-name="P4"/>
      <text:p text:style-name="P5"><text:soft-page-break/>Use Case: <text:span text:style-name="T2">Revisione scansioni</text:span></text:p>
      <text:p text:style-name="P5"/>
      <text:p text:style-name="P5"/>
      <text:p text:style-name="P5"><text:span text:style-name="T2"/></text:p>
      <text:p text:style-name="P5"><text:span text:style-name="T2"/></text:p>
      <text:p text:style-name="P24"><text:span text:style-name="T2">Entity:</text:span></text:p>
      <text:p text:style-name="P5"><text:span text:style-name="T2"/></text:p>
      <text:p text:style-name="P24">RevisoreUpload<text:tab/><text:tab/>Persona incaricata alla revisione delle scansioni inserite dagli <text:tab/><text:tab/><text:tab/><text:tab/><text:tab/>Uploader</text:p>
      <text:p text:style-name="P5"/>
      <text:p text:style-name="P5"/>
      <text:p text:style-name="P5"/>
      <text:p text:style-name="P24"><text:span text:style-name="T2">Boundary</text:span>:</text:p>
      <text:p text:style-name="P5"/>
      <text:p text:style-name="P5">CartellaUpload<text:tab/><text:tab/>Cartella dedicata alle scansioni dei manoscritti</text:p>
      <text:p text:style-name="P5"/>
      <text:p text:style-name="P5">CartellaRevisionate<text:tab/><text:tab/><text:span text:style-name="T7">C</text:span>artella per le scansioni correttamente acquisite.</text:p>
      <text:p text:style-name="P24"/>
      <text:p text:style-name="P5"/>
      <text:p text:style-name="P5"/>
      <text:p text:style-name="P24"><text:span text:style-name="T2">Control</text:span>:</text:p>
      <text:p text:style-name="P5"/>
      <text:p text:style-name="P24">RevisioneControl<text:tab/><text:tab/>Il RevisoreUpload analizza le opere presenti nella CartellaUpload e <text:tab/><text:tab/><text:tab/><text:tab/>trasferisce le opere correttamente acquisite nella CartellaRevisionate.</text:p>
      <text:p text:style-name="P5"/>
      <text:p text:style-name="P33"/>
      <text:p text:style-name="P6"/>
      <text:p text:style-name="P6">Use Case: <text:span text:style-name="T4">Trascrizione Pagina</text:span></text:p>
      <text:p text:style-name="P6"><text:span text:style-name="T4"/></text:p>
      <text:p text:style-name="P6"><text:span text:style-name="T4"/></text:p>
      <text:p text:style-name="P6"><text:span text:style-name="T4"/></text:p>
      <text:p text:style-name="P25"><text:span text:style-name="T2">Entity:</text:span></text:p>
      <text:p text:style-name="P7"/>
      <text:p text:style-name="P7">Trascrittore<text:tab/><text:tab/><text:tab/>Persona incaricata a trascrivere le opere.</text:p>
      <text:p text:style-name="P7"/>
      <text:p text:style-name="P7">Trascrizione<text:tab/><text:tab/><text:tab/>Trascrizione di una pagina.</text:p>
      <text:p text:style-name="P25"/>
      <text:p text:style-name="P7"/>
      <text:p text:style-name="P7"/>
      <text:p text:style-name="P25"><text:span text:style-name="T2">Boundary</text:span>:</text:p>
      <text:p text:style-name="P7"/>
      <text:p text:style-name="P7">CartellaTrascrizioni<text:tab/><text:tab/>Cartella dedicata alle trascrizioni delle opere.</text:p>
      <text:p text:style-name="P7"/>
      <text:p text:style-name="P7">UploadTrascizione<text:tab/><text:tab/>Tasto utilizzato per caricare le trascizioni.</text:p>
      <text:p text:style-name="P25"/>
      <text:p text:style-name="P7"/>
      <text:p text:style-name="P7"/>
      <text:p text:style-name="P25"><text:span text:style-name="T2">Control</text:span>:</text:p>
      <text:p text:style-name="P7"/>
      <text:p text:style-name="P25">TrascrizioneControl<text:tab/><text:tab/>Alla pressione del tasto UploadTrascrizione da parte di Trascrittore la <text:tab/><text:tab/><text:tab/><text:tab/>Trascrizione verrà caricata nella cartella CartellaTrascrizioni.</text:p>
      <text:p text:style-name="P7"/>
      <text:p text:style-name="P7"/>
      <text:p text:style-name="P7"/>
      <text:p text:style-name="P7"><text:soft-page-break/>Use Case: <text:span text:style-name="T2">Revisione Trascrizioni</text:span></text:p>
      <text:p text:style-name="P7"><text:span text:style-name="T2"/></text:p>
      <text:p text:style-name="P7"><text:span text:style-name="T2"/></text:p>
      <text:p text:style-name="P7"><text:span text:style-name="T2"/></text:p>
      <text:p text:style-name="P25"><text:span text:style-name="T2">Entity:</text:span></text:p>
      <text:p text:style-name="P7"/>
      <text:p text:style-name="P7">RevisoreTrascrizioni<text:tab/><text:tab/>Persona incaricata a revisionare le trascrizioni.</text:p>
      <text:p text:style-name="P7"/>
      <text:p text:style-name="P7">Trascrizione<text:tab/><text:tab/><text:tab/>Trascrizione di una pagina.</text:p>
      <text:p text:style-name="P25"/>
      <text:p text:style-name="P7"/>
      <text:p text:style-name="P7"/>
      <text:p text:style-name="P25"><text:span text:style-name="T2">Boundary</text:span>:</text:p>
      <text:p text:style-name="P7"/>
      <text:p text:style-name="P7">CartellaTrascrizioni<text:tab/><text:tab/>Cartella dedicata alle trascrizioni delle opere.</text:p>
      <text:p text:style-name="P7"/>
      <text:p text:style-name="P25">CartellaTrascrizioniRev<text:tab/>Cartella nella quale sono presenti le trascrizioni approvate dal <text:tab/><text:tab/><text:tab/><text:tab/><text:tab/>RevisoreTrascrizioni.</text:p>
      <text:p text:style-name="P7"/>
      <text:p text:style-name="P7"/>
      <text:p text:style-name="P25"><text:span text:style-name="T2">Control</text:span>:</text:p>
      <text:p text:style-name="P7"/>
      <text:p text:style-name="P25">RevisioneControl<text:tab/><text:tab/>Il RevisoreTrascrizioni controlla la correttezza delle Trascrizioni, <text:tab/><text:tab/><text:tab/><text:tab/><text:tab/>quelle correttamente trascritte vengono spostate nella cartella <text:tab/><text:tab/><text:tab/><text:tab/><text:tab/>CartellaTrascrizioniRev.</text:p>
      <text:p text:style-name="P7"/>
      <text:p text:style-name="P34"/>
      <text:p text:style-name="P34"/>
      <text:p text:style-name="P10"><text:span text:style-name="T11">Use Case: </text:span><text:span text:style-name="T4">Assegnazione Trascrizioni</text:span></text:p>
      <text:p text:style-name="P10"/>
      <text:p text:style-name="P10"/>
      <text:p text:style-name="P26"><text:span text:style-name="T2">Entity</text:span>:</text:p>
      <text:p text:style-name="P8"/>
      <text:p text:style-name="P8">CapoTrascrittore<text:tab/><text:tab/>Persona incaricata ad assegnare trascrizioni.</text:p>
      <text:p text:style-name="P8"/>
      <text:p text:style-name="P26">Immagine<text:tab/><text:tab/><text:tab/>Una o più scansioni di opere.</text:p>
      <text:p text:style-name="P8"/>
      <text:p text:style-name="P8"/>
      <text:p text:style-name="P26"><text:span text:style-name="T2">Boundary</text:span>:</text:p>
      <text:p text:style-name="P8"/>
      <text:p text:style-name="P26">CartellaTrascrittore<text:tab/><text:tab/>Una cartella nella quale vengono inserite le Immagini da trascrivere.</text:p>
      <text:p text:style-name="P8"/>
      <text:p text:style-name="P8"/>
      <text:p text:style-name="P8"/>
      <text:p text:style-name="P26"><text:span text:style-name="T2">Control</text:span>:<text:tab/></text:p>
      <text:p text:style-name="P26">AssegnazioneControl<text:tab/><text:tab/>Il CapoTrascrittore inserisce le Immagini nella CartellaTrascrittore, <text:tab/><text:tab/><text:tab/><text:tab/>una cartella che ogni Trascrittore ha sul suo profilo.</text:p>
      <text:p text:style-name="P8"/>
      <text:p text:style-name="P8"/>
      <text:p text:style-name="P8"/>
      <text:p text:style-name="P8"/>
      <text:p text:style-name="P8"/>
      <text:p text:style-name="P9"/>
      <text:p text:style-name="P9"/>
      <text:p text:style-name="P9"><text:soft-page-break/>Use Case: <text:span text:style-name="T2">Revisione Trascrizioni Concluse</text:span></text:p>
      <text:p text:style-name="P9"><text:span text:style-name="T2"/></text:p>
      <text:p text:style-name="P9"><text:span text:style-name="T2"/></text:p>
      <text:p text:style-name="P9"><text:span text:style-name="T2"/></text:p>
      <text:p text:style-name="P27"><text:span text:style-name="T2">Entity:</text:span></text:p>
      <text:p text:style-name="P11"/>
      <text:p text:style-name="P11">CapoTrascrittore<text:tab/><text:tab/>Persona che ha il compito di revisionare le trascrizioni concluse.</text:p>
      <text:p text:style-name="P11"/>
      <text:p text:style-name="P11">Trascrizione<text:tab/><text:tab/><text:tab/>Trascrizione di una pagina del manoscritto.</text:p>
      <text:p text:style-name="P28"/>
      <text:p text:style-name="P11"/>
      <text:p text:style-name="P11"/>
      <text:p text:style-name="P28"><text:span text:style-name="T2">Boundary</text:span>:</text:p>
      <text:p text:style-name="P11"/>
      <text:p text:style-name="P28">CartellaTrascrizioni<text:tab/><text:tab/>Cartella nella quale sono presenti le trascrizioni revisionate in attesa di <text:s/><text:tab/><text:tab/><text:tab/><text:tab/>essere approvate <text:span text:style-name="T13">e pubblicate </text:span>dal CapoTrascrittore.</text:p>
      <text:p text:style-name="P11"/>
      <text:p text:style-name="P11"/>
      <text:p text:style-name="P11"/>
      <text:p text:style-name="P28"><text:span text:style-name="T2">Control</text:span>:</text:p>
      <text:p text:style-name="P11"/>
      <text:p text:style-name="P29">PubblicazioneControl<text:tab/><text:tab/><text:span text:style-name="T9">Utilizzato dal </text:span>CapoTrascrittore <text:span text:style-name="T9">per decidere </text:span>se effettuare qualche <text:tab/><text:tab/><text:tab/><text:tab/><text:tab/>correzione alle Trascrizioni presenti nella CartellaTrascrizioni e in <text:tab/><text:tab/><text:tab/><text:tab/>seguito <text:span text:style-name="T9">pubblicarle.</text:span></text:p>
      <text:p text:style-name="P12"/>
      <text:p text:style-name="P12"/>
      <text:p text:style-name="P12"/>
      <text:p text:style-name="P12"/>
      <text:p text:style-name="P12">Use Case: <text:span text:style-name="T2">Gestione livello trascrittori</text:span></text:p>
      <text:p text:style-name="P12"><text:span text:style-name="T2"/></text:p>
      <text:p text:style-name="P12"><text:span text:style-name="T2"/></text:p>
      <text:p text:style-name="P12"><text:span text:style-name="T2"/></text:p>
      <text:p text:style-name="P29"><text:span text:style-name="T2">Entity:</text:span></text:p>
      <text:p text:style-name="P12"><text:span text:style-name="T2"/></text:p>
      <text:p text:style-name="P12">CapoTrascrittore<text:tab/><text:tab/>Persona che gestisce i livelli dei trascrittori.</text:p>
      <text:p text:style-name="P12"/>
      <text:p text:style-name="P12">Trascrittore<text:tab/><text:tab/><text:tab/>Persona incaricata alle trascrizioni dei manoscritti.</text:p>
      <text:p text:style-name="P12"/>
      <text:p text:style-name="P29">ProfiloTrascrittore<text:tab/><text:tab/>Profilo del singolo trascrittore.</text:p>
      <text:p text:style-name="P12"/>
      <text:p text:style-name="P12"/>
      <text:p text:style-name="P29"><text:span text:style-name="T2">Boundary</text:span>:</text:p>
      <text:p text:style-name="P12"/>
      <text:p text:style-name="P29">DBInterface<text:tab/><text:tab/><text:tab/>Interfaccia Database dalla quale il CapoTrascrittore può modificare il <text:tab/><text:tab/><text:tab/><text:tab/>livello del singolo Trascrittore.</text:p>
      <text:p text:style-name="P12"/>
      <text:p text:style-name="P12"/>
      <text:p text:style-name="P12"/>
      <text:p text:style-name="P29"><text:span text:style-name="T2">Control</text:span>:</text:p>
      <text:p text:style-name="P12"/>
      <text:p text:style-name="P36">LivelliTrascrittoreControl<text:tab/><text:span text:style-name="T9">Utilizzato dal </text:span>CapoTrascrittore <text:span text:style-name="T9">per</text:span> modificare il livello dei Trascrittori <text:tab/><text:tab/><text:tab/><text:tab/>dal DBInterface. Ogni Trascrittore può visualizzare il suo livello sul <text:tab/><text:tab/><text:tab/><text:tab/>proprio ProfiloTrascrittore.</text:p>
      <text:p text:style-name="P13"/>
      <text:p text:style-name="P13"><text:soft-page-break/>Use Case: <text:span text:style-name="T5">Gestione Back-End</text:span></text:p>
      <text:p text:style-name="P13"/>
      <text:p text:style-name="P13"/>
      <text:p text:style-name="P30"><text:span text:style-name="T2">Entity</text:span>:</text:p>
      <text:p text:style-name="P13"/>
      <text:p text:style-name="P31">Amministratore<text:tab/><text:tab/>Incarica alla gestione del sistema.</text:p>
      <text:p text:style-name="P14"/>
      <text:p text:style-name="P14"/>
      <text:p text:style-name="P31"><text:span text:style-name="T2">Boundary:</text:span></text:p>
      <text:p text:style-name="P14"><text:span text:style-name="T10"/></text:p>
      <text:p text:style-name="P14"><text:span text:style-name="T12">DBInterface<text:tab/></text:span><text:span text:style-name="T10"><text:tab/><text:tab/>Matrice per il controllo dei permessi degli Utenti.</text:span></text:p>
      <text:p text:style-name="P31"><text:span text:style-name="T10"/></text:p>
      <text:p text:style-name="P14"><text:span text:style-name="T10"/></text:p>
      <text:p text:style-name="P31"><text:span text:style-name="T2">Control</text:span><text:span text:style-name="T10">:</text:span></text:p>
      <text:p text:style-name="P14"><text:span text:style-name="T10"/></text:p>
      <text:p text:style-name="P32">SysControl<text:tab/><text:tab/><text:tab/>Cambia nel DBInterface quali sono I permessi associati a ogni ruolo/i <text:tab/><text:tab/><text:tab/><text:tab/>associati a ogni Utente.</text:p>
      <text:p text:style-name="P15"/>
      <text:p text:style-name="P1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17:45:29.324844467</meta:creation-date>
    <dc:date>2018-04-27T17:59:43.341781776</dc:date>
    <meta:editing-duration>PT14M14S</meta:editing-duration>
    <meta:editing-cycles>2</meta:editing-cycles>
    <meta:generator>LibreOffice/6.0.3.2$Linux_X86_64 LibreOffice_project/00m0$Build-2</meta:generator>
    <meta:document-statistic meta:table-count="0" meta:image-count="0" meta:object-count="0" meta:page-count="8" meta:paragraph-count="133" meta:word-count="885" meta:character-count="7685" meta:non-whitespace-character-count="6299"/>
  </office:meta>
</office:document-meta>
</file>